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8cm" fo:min-width="0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9" style:family="graphic" style:parent-style-name="standard">
      <style:graphic-properties draw:stroke="dash" draw:stroke-dash="Dashed_20__28_var_29_"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draw:stroke="none" draw:fill="none" fo:min-height="0.2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cm"/>
    </style:style>
    <style:style style:name="gr13" style:family="graphic" style:parent-style-name="objectwithoutfill">
      <style:graphic-properties svg:stroke-width="0.05cm" draw:marker-start="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3pt" fo:font-style="italic" style:font-size-asian="13pt" style:font-style-asian="italic" style:font-size-complex="13pt" style:font-style-complex="italic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.9cm" svg:x2="19cm" svg:y2="1.9cm">
          <text:p/>
        </draw:line>
        <draw:frame draw:style-name="gr3" draw:text-style-name="P2" draw:layer="layout" svg:width="2.653cm" svg:height="0.806cm" svg:x="0.961cm" svg:y="3.475cm">
          <draw:text-box>
            <text:p><text:span text:style-name="T1">Assembly</text:span></text:p>
          </draw:text-box>
        </draw:frame>
        <draw:frame draw:style-name="gr4" draw:text-style-name="P2" draw:layer="layout" svg:width="2.788cm" svg:height="1.916cm" svg:x="1cm" svg:y="4.927cm">
          <draw:text-box>
            <text:p><text:span text:style-name="T1">C</text:span></text:p>
            <text:p><text:span text:style-name="T1">Fortran 66</text:span></text:p>
            <text:p><text:span text:style-name="T1">Algol</text:span></text:p>
          </draw:text-box>
        </draw:frame>
        <draw:frame draw:style-name="gr5" draw:text-style-name="P2" draw:layer="layout" svg:width="2.047cm" svg:height="1.916cm" svg:x="1cm" svg:y="7.027cm">
          <draw:text-box>
            <text:p><text:span text:style-name="T1">Python</text:span></text:p>
            <text:p><text:span text:style-name="T1">Java</text:span></text:p>
            <text:p><text:span text:style-name="T1">C#</text:span></text:p>
          </draw:text-box>
        </draw:frame>
        <draw:custom-shape draw:style-name="gr6" draw:text-style-name="P1" draw:layer="layout" svg:width="7cm" svg:height="2cm" svg:x="6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cm" svg:height="2cm" svg:x="11cm" svg:y="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438cm" svg:height="0.806cm" svg:x="1.002cm" svg:y="9.6cm">
          <draw:text-box>
            <text:p><text:span text:style-name="T1">C++</text:span></text:p>
          </draw:text-box>
        </draw:frame>
        <draw:custom-shape draw:style-name="gr9" draw:text-style-name="P1" draw:layer="layout" svg:width="13.1cm" svg:height="2cm" svg:x="5.9cm" svg:y="9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6.683cm" svg:height="1.275cm" svg:x="13.017cm" svg:y="11.2cm">
          <draw:text-box>
            <text:list text:style-name="L1">
              <text:list-item>
                <text:p><text:span text:style-name="T2">Complex programs</text:span></text:p>
              </text:list-item>
              <text:list-item>
                <text:p><text:span text:style-name="T2">Powerful standard library</text:span></text:p>
              </text:list-item>
            </text:list>
          </draw:text-box>
        </draw:frame>
        <draw:frame draw:style-name="gr11" draw:text-style-name="P3" draw:layer="layout" svg:width="6.4cm" svg:height="1.787cm" svg:x="3.7cm" svg:y="11.213cm">
          <draw:text-box>
            <text:list text:style-name="L1">
              <text:list-item>
                <text:p><text:span text:style-name="T2">Access to Hardware</text:span></text:p>
              </text:list-item>
              <text:list-item>
                <text:p><text:span text:style-name="T2">Use processor instructions</text:span></text:p>
              </text:list-item>
            </text:list>
          </draw:text-box>
        </draw:frame>
        <draw:frame draw:style-name="gr3" draw:text-style-name="P4" draw:layer="layout" svg:width="5.396cm" svg:height="0.878cm" svg:x="3.7cm" svg:y="1cm">
          <draw:text-box>
            <text:p><text:span text:style-name="T3">Level of abstraction</text:span></text:p>
          </draw:text-box>
        </draw:frame>
        <draw:frame draw:style-name="gr12" draw:text-style-name="P5" draw:layer="layout" svg:width="1.535cm" svg:height="0.878cm" svg:x="3.965cm" svg:y="1.822cm">
          <draw:text-box>
            <text:p><text:span text:style-name="T4">Low</text:span></text:p>
          </draw:text-box>
        </draw:frame>
        <draw:frame draw:style-name="gr12" draw:text-style-name="P5" draw:layer="layout" svg:width="1.662cm" svg:height="0.878cm" svg:x="16.866cm" svg:y="1.822cm">
          <draw:text-box>
            <text:p><text:span text:style-name="T4">High</text:span></text:p>
          </draw:text-box>
        </draw:frame>
        <draw:line draw:style-name="gr13" draw:text-style-name="P1" draw:layer="layout" svg:x1="4cm" svg:y1="1.9cm" svg:x2="4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af Lenz</meta:initial-creator>
    <meta:creation-date>2014-03-16T10:19:51.899269857</meta:creation-date>
    <dc:date>2014-03-16T11:15:27.764845666</dc:date>
    <dc:creator>Olaf Lenz</dc:creator>
    <meta:editing-duration>PT23M10S</meta:editing-duration>
    <meta:editing-cycles>7</meta:editing-cycles>
    <meta:generator>LibreOffice/4.2.1.1$Linux_X86_64 LibreOffice_project/420m0$Build-1</meta:generator>
    <meta:document-statistic meta:object-count="15"/>
  </office:meta>
</office:document-meta>
</file>